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3208EE368E7.jpg" manifest:media-type="image/jpeg"/>
  <manifest:file-entry manifest:full-path="Pictures/100000000000032000000258B8D6F777.jpg" manifest:media-type="image/jpeg"/>
  <manifest:file-entry manifest:full-path="Pictures/100000000000032000000258D1619760.jpg" manifest:media-type="image/jpeg"/>
  <manifest:file-entry manifest:full-path="Pictures/10000000000003200000025820D76DA7.jpg" manifest:media-type="image/jpeg"/>
  <manifest:file-entry manifest:full-path="Pictures/10000000000003200000025814FB926B.jpg" manifest:media-type="image/jpeg"/>
  <manifest:file-entry manifest:full-path="Pictures/100000000000025800000320E9873699.jpg" manifest:media-type="image/jpeg"/>
  <manifest:file-entry manifest:full-path="Pictures/10000000000002580000032043CE5E12.png" manifest:media-type="image/png"/>
  <manifest:file-entry manifest:full-path="Pictures/10000000000003200000025825DD47C3.jpg" manifest:media-type="image/jpeg"/>
  <manifest:file-entry manifest:full-path="Pictures/1000000000000320000002587B62BD8C.jpg" manifest:media-type="image/jpeg"/>
  <manifest:file-entry manifest:full-path="Pictures/100000000000032000000258088E3BDA.jpg" manifest:media-type="image/jpeg"/>
  <manifest:file-entry manifest:full-path="Pictures/100000000000025800000320785EFDDB.jpg" manifest:media-type="image/jpeg"/>
  <manifest:file-entry manifest:full-path="Pictures/1000000000000258000003209F8B8FD5.png" manifest:media-type="image/png"/>
  <manifest:file-entry manifest:full-path="Pictures/100000000000032000000258C38B1D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rebuchet ms" officeooo:rsid="0017940b" officeooo:paragraph-rsid="0017940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39901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c148d7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3d7d47"/>
    </style:style>
    <style:style style:name="P7" style:family="paragraph" style:parent-style-name="Heading">
      <style:paragraph-properties fo:break-before="page"/>
    </style:style>
    <style:style style:name="P8" style:family="paragraph" style:parent-style-name="Standard">
      <style:text-properties officeooo:rsid="00b93811" officeooo:paragraph-rsid="00b93811"/>
    </style:style>
    <style:style style:name="P9" style:family="paragraph" style:parent-style-name="Text_20_body">
      <style:text-properties officeooo:rsid="00acf61d" officeooo:paragraph-rsid="00acf61d"/>
    </style:style>
    <style:style style:name="P10" style:family="paragraph" style:parent-style-name="Text_20_body">
      <style:text-properties officeooo:rsid="00813f52"/>
    </style:style>
    <style:style style:name="P11" style:family="paragraph" style:parent-style-name="Text_20_body">
      <style:text-properties officeooo:rsid="00c17ce2" officeooo:paragraph-rsid="00c17ce2"/>
    </style:style>
    <style:style style:name="P12" style:family="paragraph" style:parent-style-name="Text_20_body">
      <style:text-properties fo:background-color="#ffff00"/>
    </style:style>
    <style:style style:name="P13" style:family="paragraph" style:parent-style-name="Text_20_body">
      <style:text-properties officeooo:rsid="00c78f0f" officeooo:paragraph-rsid="00c78f0f" fo:background-color="#ffff00"/>
    </style:style>
    <style:style style:name="P14" style:family="paragraph" style:parent-style-name="Text_20_body">
      <style:text-properties officeooo:rsid="00c90331" officeooo:paragraph-rsid="00c90331" fo:background-color="#ffff00"/>
    </style:style>
    <style:style style:name="P15" style:family="paragraph" style:parent-style-name="Text_20_body">
      <style:text-properties officeooo:rsid="00c97b75" officeooo:paragraph-rsid="00c97b75" fo:background-color="#ffff00"/>
    </style:style>
    <style:style style:name="P16" style:family="paragraph" style:parent-style-name="Text_20_body">
      <style:text-properties officeooo:rsid="00cb3242" officeooo:paragraph-rsid="00cb3242" fo:background-color="#ffff00"/>
    </style:style>
    <style:style style:name="P17" style:family="paragraph" style:parent-style-name="Text_20_body">
      <style:text-properties officeooo:rsid="00d3931c" officeooo:paragraph-rsid="00d3931c" fo:background-color="#ffff00"/>
    </style:style>
    <style:style style:name="P18" style:family="paragraph" style:parent-style-name="Text_20_body">
      <style:text-properties officeooo:rsid="010a952c" fo:background-color="#ffff00"/>
    </style:style>
    <style:style style:name="P19" style:family="paragraph" style:parent-style-name="Text_20_body">
      <style:text-properties officeooo:rsid="010d7012" officeooo:paragraph-rsid="010d7012" fo:background-color="#ffff00"/>
    </style:style>
    <style:style style:name="P20" style:family="paragraph" style:parent-style-name="Text_20_body">
      <style:text-properties officeooo:paragraph-rsid="00e69655"/>
    </style:style>
    <style:style style:name="P21" style:family="paragraph" style:parent-style-name="Text_20_body">
      <style:paragraph-properties>
        <style:tab-stops>
          <style:tab-stop style:position="13.09cm"/>
        </style:tab-stops>
      </style:paragraph-properties>
    </style:style>
    <style:style style:name="P22" style:family="paragraph" style:parent-style-name="Text_20_body">
      <style:text-properties officeooo:rsid="00f99437" officeooo:paragraph-rsid="00f99437"/>
    </style:style>
    <style:style style:name="P23" style:family="paragraph" style:parent-style-name="Text_20_body">
      <style:text-properties officeooo:paragraph-rsid="0100c755"/>
    </style:style>
    <style:style style:name="P24" style:family="paragraph" style:parent-style-name="Text_20_body">
      <style:text-properties officeooo:rsid="010bbc6b" officeooo:paragraph-rsid="010bbc6b"/>
    </style:style>
    <style:style style:name="P25" style:family="paragraph" style:parent-style-name="Text_20_body">
      <style:text-properties officeooo:paragraph-rsid="010cdd15"/>
    </style:style>
    <style:style style:name="P26" style:family="paragraph" style:parent-style-name="Text_20_body">
      <style:text-properties officeooo:paragraph-rsid="010d7012"/>
    </style:style>
    <style:style style:name="P27" style:family="paragraph" style:parent-style-name="Text_20_body">
      <style:text-properties officeooo:rsid="010d7012" officeooo:paragraph-rsid="010d7012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Standard" style:list-style-name="">
      <style:text-properties fo:font-size="14pt" officeooo:rsid="0024c9ac" style:font-size-asian="14pt" style:font-size-complex="14pt"/>
    </style:style>
    <style:style style:name="P31" style:family="paragraph" style:parent-style-name="Standard" style:list-style-name="L4">
      <style:text-properties officeooo:paragraph-rsid="003ed418"/>
    </style:style>
    <style:style style:name="P32" style:family="paragraph" style:parent-style-name="Standard" style:list-style-name="L5"/>
    <style:style style:name="P33" style:family="paragraph" style:parent-style-name="Standard" style:list-style-name="L7"/>
    <style:style style:name="P34" style:family="paragraph" style:parent-style-name="Standard" style:list-style-name="L8">
      <style:text-properties officeooo:rsid="003ccfb2" officeooo:paragraph-rsid="003ccfb2"/>
    </style:style>
    <style:style style:name="P35" style:family="paragraph" style:parent-style-name="Text_20_body" style:list-style-name=""/>
    <style:style style:name="P36" style:family="paragraph" style:parent-style-name="Text_20_body" style:list-style-name="L6"/>
    <style:style style:name="P37" style:family="paragraph" style:parent-style-name="Text_20_body" style:list-style-name="WWNum1"/>
    <style:style style:name="P38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057f362" officeooo:paragraph-rsid="0057f362"/>
    </style:style>
    <style:style style:name="P39" style:family="paragraph" style:parent-style-name="Text_20_body">
      <style:text-properties officeooo:paragraph-rsid="0100c755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rsid="00d3931c" officeooo:paragraph-rsid="00d3931c" fo:background-color="#ffff00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09ff229" officeooo:paragraph-rsid="009ff229"/>
    </style:style>
    <style:style style:name="P44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7f362" officeooo:paragraph-rsid="0057f362"/>
    </style:style>
    <style:style style:name="P45" style:family="paragraph" style:parent-style-name="Heading_20_1">
      <style:paragraph-properties fo:break-before="page"/>
      <style:text-properties officeooo:rsid="004efac2" officeooo:paragraph-rsid="004efac2"/>
    </style:style>
    <style:style style:name="P46" style:family="paragraph" style:parent-style-name="Heading_20_2">
      <style:text-properties officeooo:rsid="00acf61d" officeooo:paragraph-rsid="00acf61d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</style:style>
    <style:style style:name="T1" style:family="text">
      <style:text-properties officeooo:rsid="00175326"/>
    </style:style>
    <style:style style:name="T2" style:family="text">
      <style:text-properties fo:font-size="14pt" officeooo:rsid="0024c9ac" style:font-size-asian="14pt" style:font-size-complex="14pt"/>
    </style:style>
    <style:style style:name="T3" style:family="text">
      <style:text-properties officeooo:rsid="00336191"/>
    </style:style>
    <style:style style:name="T4" style:family="text">
      <style:text-properties officeooo:rsid="0035a542"/>
    </style:style>
    <style:style style:name="T5" style:family="text">
      <style:text-properties officeooo:rsid="003cb76f"/>
    </style:style>
    <style:style style:name="T6" style:family="text">
      <style:text-properties officeooo:rsid="003d7d47"/>
    </style:style>
    <style:style style:name="T7" style:family="text">
      <style:text-properties officeooo:rsid="00402a0a"/>
    </style:style>
    <style:style style:name="T8" style:family="text">
      <style:text-properties officeooo:rsid="0040f2c0"/>
    </style:style>
    <style:style style:name="T9" style:family="text">
      <style:text-properties officeooo:rsid="0050cc36"/>
    </style:style>
    <style:style style:name="T10" style:family="text">
      <style:text-properties officeooo:rsid="0053e508"/>
    </style:style>
    <style:style style:name="T11" style:family="text">
      <style:text-properties officeooo:rsid="00591964"/>
    </style:style>
    <style:style style:name="T12" style:family="text">
      <style:text-properties officeooo:rsid="00626eea"/>
    </style:style>
    <style:style style:name="T13" style:family="text">
      <style:text-properties officeooo:rsid="006600b9"/>
    </style:style>
    <style:style style:name="T14" style:family="text">
      <style:text-properties style:font-name="DejaVu Sans" officeooo:rsid="006600b9" style:font-name-asian="DejaVu Sans" style:font-name-complex="DejaVu Sans"/>
    </style:style>
    <style:style style:name="T15" style:family="text">
      <style:text-properties officeooo:rsid="0067cf9d"/>
    </style:style>
    <style:style style:name="T16" style:family="text">
      <style:text-properties officeooo:rsid="00699299"/>
    </style:style>
    <style:style style:name="T17" style:family="text">
      <style:text-properties officeooo:rsid="006cddeb"/>
    </style:style>
    <style:style style:name="T18" style:family="text">
      <style:text-properties officeooo:rsid="006d4f71"/>
    </style:style>
    <style:style style:name="T19" style:family="text">
      <style:text-properties officeooo:rsid="006ff3f1"/>
    </style:style>
    <style:style style:name="T20" style:family="text">
      <style:text-properties fo:color="#ff3333"/>
    </style:style>
    <style:style style:name="T21" style:family="text">
      <style:text-properties fo:color="#ff3333" officeooo:rsid="006ff3f1"/>
    </style:style>
    <style:style style:name="T22" style:family="text">
      <style:text-properties fo:color="#ff3333" fo:font-size="14pt" officeooo:rsid="007691bc" style:font-size-asian="14pt" style:font-size-complex="14pt"/>
    </style:style>
    <style:style style:name="T23" style:family="text">
      <style:text-properties fo:color="#ff3333" officeooo:rsid="00336191"/>
    </style:style>
    <style:style style:name="T24" style:family="text">
      <style:text-properties fo:color="#ff3333" officeooo:rsid="00acf61d"/>
    </style:style>
    <style:style style:name="T25" style:family="text">
      <style:text-properties fo:color="#ff3333" officeooo:rsid="00af819c"/>
    </style:style>
    <style:style style:name="T26" style:family="text">
      <style:text-properties fo:color="#ff3333" officeooo:rsid="00d507cf"/>
    </style:style>
    <style:style style:name="T27" style:family="text">
      <style:text-properties fo:color="#ff3333" fo:background-color="#ffff00" loext:char-shading-value="0"/>
    </style:style>
    <style:style style:name="T28" style:family="text">
      <style:text-properties fo:color="#ff3333" officeooo:rsid="00d507cf" fo:background-color="#ffff00" loext:char-shading-value="0"/>
    </style:style>
    <style:style style:name="T29" style:family="text">
      <style:text-properties fo:color="#ff3333" officeooo:rsid="00e96bc0" fo:background-color="#ffff00" loext:char-shading-value="0"/>
    </style:style>
    <style:style style:name="T30" style:family="text">
      <style:text-properties fo:color="#ff3333" officeooo:rsid="01087f02" fo:background-color="#ffff00" loext:char-shading-value="0"/>
    </style:style>
    <style:style style:name="T31" style:family="text">
      <style:text-properties officeooo:rsid="0072a855"/>
    </style:style>
    <style:style style:name="T32" style:family="text">
      <style:text-properties officeooo:rsid="007a36fb"/>
    </style:style>
    <style:style style:name="T33" style:family="text">
      <style:text-properties officeooo:rsid="007c3acf"/>
    </style:style>
    <style:style style:name="T34" style:family="text">
      <style:text-properties officeooo:rsid="007c9e62"/>
    </style:style>
    <style:style style:name="T35" style:family="text">
      <style:text-properties officeooo:rsid="007dc13f"/>
    </style:style>
    <style:style style:name="T36" style:family="text">
      <style:text-properties officeooo:rsid="007f5265"/>
    </style:style>
    <style:style style:name="T37" style:family="text">
      <style:text-properties officeooo:rsid="0086628d"/>
    </style:style>
    <style:style style:name="T38" style:family="text">
      <style:text-properties officeooo:rsid="0087de9b"/>
    </style:style>
    <style:style style:name="T39" style:family="text">
      <style:text-properties officeooo:rsid="00889d18"/>
    </style:style>
    <style:style style:name="T40" style:family="text">
      <style:text-properties officeooo:rsid="00899944"/>
    </style:style>
    <style:style style:name="T41" style:family="text">
      <style:text-properties officeooo:rsid="008f64fd"/>
    </style:style>
    <style:style style:name="T42" style:family="text">
      <style:text-properties officeooo:rsid="0091f604"/>
    </style:style>
    <style:style style:name="T43" style:family="text">
      <style:text-properties officeooo:rsid="009aca5b"/>
    </style:style>
    <style:style style:name="T44" style:family="text">
      <style:text-properties officeooo:rsid="00a1d189"/>
    </style:style>
    <style:style style:name="T45" style:family="text">
      <style:text-properties officeooo:rsid="00a2b9a9"/>
    </style:style>
    <style:style style:name="T46" style:family="text">
      <style:text-properties officeooo:rsid="00a4b3bd"/>
    </style:style>
    <style:style style:name="T47" style:family="text">
      <style:text-properties officeooo:rsid="00a4d012"/>
    </style:style>
    <style:style style:name="T48" style:family="text">
      <style:text-properties officeooo:rsid="00a6595c"/>
    </style:style>
    <style:style style:name="T49" style:family="text">
      <style:text-properties officeooo:rsid="00a7b327"/>
    </style:style>
    <style:style style:name="T50" style:family="text">
      <style:text-properties officeooo:rsid="00a84d20"/>
    </style:style>
    <style:style style:name="T51" style:family="text">
      <style:text-properties officeooo:rsid="00acf61d"/>
    </style:style>
    <style:style style:name="T52" style:family="text">
      <style:text-properties officeooo:rsid="00b18a0f"/>
    </style:style>
    <style:style style:name="T53" style:family="text">
      <style:text-properties officeooo:rsid="00b48a0f"/>
    </style:style>
    <style:style style:name="T54" style:family="text">
      <style:text-properties officeooo:rsid="00b96beb"/>
    </style:style>
    <style:style style:name="T55" style:family="text">
      <style:text-properties officeooo:rsid="00bf8d63"/>
    </style:style>
    <style:style style:name="T56" style:family="text">
      <style:text-properties officeooo:rsid="00c4797e"/>
    </style:style>
    <style:style style:name="T57" style:family="text">
      <style:text-properties style:use-window-font-color="true" officeooo:rsid="00699299" fo:background-color="#ffff00" loext:char-shading-value="0"/>
    </style:style>
    <style:style style:name="T58" style:family="text">
      <style:text-properties style:use-window-font-color="true" officeooo:rsid="00f89175" fo:background-color="#ffff00" loext:char-shading-value="0"/>
    </style:style>
    <style:style style:name="T59" style:family="text">
      <style:text-properties style:use-window-font-color="true" officeooo:rsid="00fc7b38" fo:background-color="#ffff00" loext:char-shading-value="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b48a0f" fo:background-color="#ffff00" loext:char-shading-value="0"/>
    </style:style>
    <style:style style:name="T62" style:family="text">
      <style:text-properties officeooo:rsid="00c5e765" fo:background-color="#ffff00" loext:char-shading-value="0"/>
    </style:style>
    <style:style style:name="T63" style:family="text">
      <style:text-properties officeooo:rsid="00c62947" fo:background-color="#ffff00" loext:char-shading-value="0"/>
    </style:style>
    <style:style style:name="T64" style:family="text">
      <style:text-properties officeooo:rsid="00d04dd9" fo:background-color="#ffff00" loext:char-shading-value="0"/>
    </style:style>
    <style:style style:name="T65" style:family="text">
      <style:text-properties officeooo:rsid="00d1e305" fo:background-color="#ffff00" loext:char-shading-value="0"/>
    </style:style>
    <style:style style:name="T66" style:family="text">
      <style:text-properties officeooo:rsid="0072a855" fo:background-color="#ffff00" loext:char-shading-value="0"/>
    </style:style>
    <style:style style:name="T67" style:family="text">
      <style:text-properties officeooo:rsid="00d79073" fo:background-color="#ffff00" loext:char-shading-value="0"/>
    </style:style>
    <style:style style:name="T68" style:family="text">
      <style:text-properties officeooo:rsid="00d92aff" fo:background-color="#ffff00" loext:char-shading-value="0"/>
    </style:style>
    <style:style style:name="T69" style:family="text">
      <style:text-properties officeooo:rsid="007c9e62" fo:background-color="#ffff00" loext:char-shading-value="0"/>
    </style:style>
    <style:style style:name="T70" style:family="text">
      <style:text-properties officeooo:rsid="00336191" fo:background-color="#ffff00" loext:char-shading-value="0"/>
    </style:style>
    <style:style style:name="T71" style:family="text">
      <style:text-properties officeooo:rsid="00de8a20" fo:background-color="#ffff00" loext:char-shading-value="0"/>
    </style:style>
    <style:style style:name="T72" style:family="text">
      <style:text-properties officeooo:rsid="00889d18" fo:background-color="#ffff00" loext:char-shading-value="0"/>
    </style:style>
    <style:style style:name="T73" style:family="text">
      <style:text-properties officeooo:rsid="003cb76f" fo:background-color="#ffff00" loext:char-shading-value="0"/>
    </style:style>
    <style:style style:name="T74" style:family="text">
      <style:text-properties officeooo:rsid="00df74e2" fo:background-color="#ffff00" loext:char-shading-value="0"/>
    </style:style>
    <style:style style:name="T75" style:family="text">
      <style:text-properties officeooo:rsid="00dffe55" fo:background-color="#ffff00" loext:char-shading-value="0"/>
    </style:style>
    <style:style style:name="T76" style:family="text">
      <style:text-properties officeooo:rsid="00e1b246" fo:background-color="#ffff00" loext:char-shading-value="0"/>
    </style:style>
    <style:style style:name="T77" style:family="text">
      <style:text-properties officeooo:rsid="00bf8d63" fo:background-color="#ffff00" loext:char-shading-value="0"/>
    </style:style>
    <style:style style:name="T78" style:family="text">
      <style:text-properties officeooo:rsid="00899944" fo:background-color="#ffff00" loext:char-shading-value="0"/>
    </style:style>
    <style:style style:name="T79" style:family="text">
      <style:text-properties officeooo:rsid="00b96beb" fo:background-color="#ffff00" loext:char-shading-value="0"/>
    </style:style>
    <style:style style:name="T80" style:family="text">
      <style:text-properties officeooo:rsid="007dc13f" fo:background-color="#ffff00" loext:char-shading-value="0"/>
    </style:style>
    <style:style style:name="T81" style:family="text">
      <style:text-properties officeooo:rsid="00e95796" fo:background-color="#ffff00" loext:char-shading-value="0"/>
    </style:style>
    <style:style style:name="T82" style:family="text">
      <style:text-properties officeooo:rsid="008f64fd" fo:background-color="#ffff00" loext:char-shading-value="0"/>
    </style:style>
    <style:style style:name="T83" style:family="text">
      <style:text-properties officeooo:rsid="00eac734" fo:background-color="#ffff00" loext:char-shading-value="0"/>
    </style:style>
    <style:style style:name="T84" style:family="text">
      <style:text-properties officeooo:rsid="00eba907" fo:background-color="#ffff00" loext:char-shading-value="0"/>
    </style:style>
    <style:style style:name="T85" style:family="text">
      <style:text-properties officeooo:rsid="007c3acf" fo:background-color="#ffff00" loext:char-shading-value="0"/>
    </style:style>
    <style:style style:name="T86" style:family="text">
      <style:text-properties officeooo:rsid="0091f604" fo:background-color="#ffff00" loext:char-shading-value="0"/>
    </style:style>
    <style:style style:name="T87" style:family="text">
      <style:text-properties officeooo:rsid="007a36fb" fo:background-color="#ffff00" loext:char-shading-value="0"/>
    </style:style>
    <style:style style:name="T88" style:family="text">
      <style:text-properties officeooo:rsid="00f26583" fo:background-color="#ffff00" loext:char-shading-value="0"/>
    </style:style>
    <style:style style:name="T89" style:family="text">
      <style:text-properties officeooo:rsid="00f3ebbb" fo:background-color="#ffff00" loext:char-shading-value="0"/>
    </style:style>
    <style:style style:name="T90" style:family="text">
      <style:text-properties officeooo:rsid="00f45ac0" fo:background-color="#ffff00" loext:char-shading-value="0"/>
    </style:style>
    <style:style style:name="T91" style:family="text">
      <style:text-properties officeooo:rsid="00f5424b" fo:background-color="#ffff00" loext:char-shading-value="0"/>
    </style:style>
    <style:style style:name="T92" style:family="text">
      <style:text-properties officeooo:rsid="00f89175" fo:background-color="#ffff00" loext:char-shading-value="0"/>
    </style:style>
    <style:style style:name="T93" style:family="text">
      <style:text-properties officeooo:rsid="00faed14" fo:background-color="#ffff00" loext:char-shading-value="0"/>
    </style:style>
    <style:style style:name="T94" style:family="text">
      <style:text-properties officeooo:rsid="00fb3300" fo:background-color="#ffff00" loext:char-shading-value="0"/>
    </style:style>
    <style:style style:name="T95" style:family="text">
      <style:text-properties officeooo:rsid="00fc2ef4" fo:background-color="#ffff00" loext:char-shading-value="0"/>
    </style:style>
    <style:style style:name="T96" style:family="text">
      <style:text-properties officeooo:rsid="0100c755" fo:background-color="#ffff00" loext:char-shading-value="0"/>
    </style:style>
    <style:style style:name="T97" style:family="text">
      <style:text-properties officeooo:rsid="01011198" fo:background-color="#ffff00" loext:char-shading-value="0"/>
    </style:style>
    <style:style style:name="T98" style:family="text">
      <style:text-properties officeooo:rsid="0108a269" fo:background-color="#ffff00" loext:char-shading-value="0"/>
    </style:style>
    <style:style style:name="T99" style:family="text">
      <style:text-properties officeooo:rsid="010a952c" fo:background-color="#ffff00" loext:char-shading-value="0"/>
    </style:style>
    <style:style style:name="T100" style:family="text">
      <style:text-properties officeooo:rsid="010cdd15" fo:background-color="#ffff00" loext:char-shading-value="0"/>
    </style:style>
    <style:style style:name="T101" style:family="text">
      <style:text-properties officeooo:rsid="010d7012" fo:background-color="#ffff00" loext:char-shading-value="0"/>
    </style:style>
    <style:style style:name="T102" style:family="text">
      <style:text-properties officeooo:rsid="010f5bfc" fo:background-color="#ffff00" loext:char-shading-value="0"/>
    </style:style>
    <style:style style:name="T103" style:family="text">
      <style:text-properties officeooo:rsid="01144055" fo:background-color="#ffff00" loext:char-shading-value="0"/>
    </style:style>
    <style:style style:name="T104" style:family="text">
      <style:text-properties officeooo:rsid="01174a37" fo:background-color="#ffff00" loext:char-shading-value="0"/>
    </style:style>
    <style:style style:name="T105" style:family="text">
      <style:text-properties officeooo:rsid="0117947a" fo:background-color="#ffff00" loext:char-shading-value="0"/>
    </style:style>
    <style:style style:name="T106" style:family="text">
      <style:text-properties officeooo:rsid="01188807" fo:background-color="#ffff00" loext:char-shading-value="0"/>
    </style:style>
    <style:style style:name="T107" style:family="text">
      <style:text-properties officeooo:rsid="0119bc92" fo:background-color="#ffff00" loext:char-shading-value="0"/>
    </style:style>
    <style:style style:name="T108" style:family="text">
      <style:text-properties officeooo:rsid="00cbf553"/>
    </style:style>
    <style:style style:name="T109" style:family="text">
      <style:text-properties officeooo:rsid="00ccf3f4"/>
    </style:style>
    <style:style style:name="T110" style:family="text">
      <style:text-properties officeooo:rsid="00cea24c"/>
    </style:style>
    <style:style style:name="T111" style:family="text">
      <style:text-properties officeooo:rsid="00d04dd9"/>
    </style:style>
    <style:style style:name="T112" style:family="text">
      <style:text-properties officeooo:rsid="00f99437"/>
    </style:style>
    <style:style style:name="T113" style:family="text">
      <style:text-properties officeooo:rsid="00fc7b38"/>
    </style:style>
    <style:style style:name="T114" style:family="text">
      <style:text-properties officeooo:rsid="00fd8b1f"/>
    </style:style>
    <style:style style:name="T115" style:family="text">
      <style:text-properties officeooo:rsid="00fda8a9"/>
    </style:style>
    <style:style style:name="T116" style:family="text">
      <style:text-properties officeooo:rsid="00fe3c3c"/>
    </style:style>
    <style:style style:name="T117" style:family="text">
      <style:text-properties officeooo:rsid="01025228"/>
    </style:style>
    <style:style style:name="T118" style:family="text">
      <style:text-properties officeooo:rsid="0103d637"/>
    </style:style>
    <style:style style:name="T119" style:family="text">
      <style:text-properties officeooo:rsid="0105d1ec"/>
    </style:style>
    <style:style style:name="T120" style:family="text">
      <style:text-properties officeooo:rsid="01072f86"/>
    </style:style>
    <style:style style:name="T121" style:family="text">
      <style:text-properties officeooo:rsid="0110d807"/>
    </style:style>
    <style:style style:name="T122" style:family="text">
      <style:text-properties officeooo:rsid="0112b91c"/>
    </style:style>
    <style:style style:name="T123" style:family="text">
      <style:text-properties officeooo:rsid="01179f37"/>
    </style:style>
    <style:style style:name="T124" style:family="text">
      <style:text-properties officeooo:rsid="01188807"/>
    </style:style>
    <style:style style:name="T125" style:family="text">
      <style:text-properties officeooo:rsid="011b7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</text:span>ravail à <text:span text:style-name="T56">finaliser</text:span></text:p>
      <text:p text:style-name="Text_20_body"><text:bookmark-start text:name="__RefHeading__2579_355330499"/><text:tab/>Ce document tente de recenser tout le travail à effectuer en amont de la signature de vente du terrain, pour commencer le chantier au plus tôt et anticiper les commandes de matériaux.<text:bookmark-end text:name="__RefHeading__2579_355330499"/></text:p>
      <text:h text:style-name="P35" text:outline-level="1"><text:bookmark-start text:name="__RefHeading__3394_161893631"/><text:span text:style-name="T2"><text:tab/></text:span><text:span text:style-name="T22">Méthodologie de mise en œuvre.</text:span><text:bookmark-end text:name="__RefHeading__3394_161893631"/></text:h>
      <text:h text:style-name="P30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3394_161893631" text:style-name="Index_20_Link" text:visited-style-name="Index_20_Link"><text:s/>Méthodologie de mise en œuvre.<text:tab/>1</text:a></text:p>
          <text:p text:style-name="P28"><text:a xlink:type="simple" xlink:href="#__RefHeading__2587_355330499" text:style-name="Index_20_Link" text:visited-style-name="Index_20_Link">Bilan du travail fait et à faire<text:tab/>2</text:a></text:p>
          <text:p text:style-name="P29"><text:a xlink:type="simple" xlink:href="#__RefHeading__3396_161893631" text:style-name="Index_20_Link" text:visited-style-name="Index_20_Link">Fondation, VRD et terrassement<text:tab/>2</text:a></text:p>
          <text:p text:style-name="P29"><text:a xlink:type="simple" xlink:href="#__RefHeading__3398_161893631" text:style-name="Index_20_Link" text:visited-style-name="Index_20_Link">Bois et panneaux<text:tab/>3</text:a></text:p>
          <text:p text:style-name="P29"><text:a xlink:type="simple" xlink:href="#__RefHeading__3400_161893631" text:style-name="Index_20_Link" text:visited-style-name="Index_20_Link">Paille, sangles, broches et aiguilles<text:tab/>3</text:a></text:p>
          <text:p text:style-name="P29"><text:a xlink:type="simple" xlink:href="#__RefHeading__3402_161893631" text:style-name="Index_20_Link" text:visited-style-name="Index_20_Link">Plans de synthèse<text:tab/>4</text:a></text:p>
          <text:p text:style-name="P29"><text:a xlink:type="simple" xlink:href="#__RefHeading__3412_161893631" text:style-name="Index_20_Link" text:visited-style-name="Index_20_Link">Planning<text:tab/>4</text:a></text:p>
          <text:p text:style-name="P28"><text:a xlink:type="simple" xlink:href="#__RefHeading__2589_355330499" text:style-name="Index_20_Link" text:visited-style-name="Index_20_Link">Définir la liste des besoins pour demande de devis et commandes<text:tab/>5</text:a></text:p>
          <text:p text:style-name="P28"><text:a xlink:type="simple" xlink:href="#__RefHeading__2591_355330499" text:style-name="Index_20_Link" text:visited-style-name="Index_20_Link">06 mai 2015 : Signature de l'acte de vente<text:tab/>5</text:a></text:p>
          <text:p text:style-name="P28"><text:a xlink:type="simple" xlink:href="#__RefHeading__2593_355330499" text:style-name="Index_20_Link" text:visited-style-name="Index_20_Link">Lisse Basse Barabara Jones<text:tab/>7</text:a></text:p>
          <text:p text:style-name="P28"><text:a xlink:type="simple" xlink:href="#__RefHeading__2595_355330499" text:style-name="Index_20_Link" text:visited-style-name="Index_20_Link">Lisse haute : Passage des précadres<text:tab/>8</text:a></text:p>
          <text:p text:style-name="P28"><text:a xlink:type="simple" xlink:href="#__RefHeading__2597_355330499" text:style-name="Index_20_Link" text:visited-style-name="Index_20_Link">Lisse haute : gestion de l'angle et angles de précompression<text:tab/>9</text:a></text:p>
          <text:p text:style-name="P28"><text:a xlink:type="simple" xlink:href="#__RefHeading__2599_355330499" text:style-name="Index_20_Link" text:visited-style-name="Index_20_Link">Butées d'aiguilles avant précompression<text:tab/>10</text:a></text:p>
          <text:p text:style-name="P28"><text:a xlink:type="simple" xlink:href="#__RefHeading__2601_355330499" text:style-name="Index_20_Link" text:visited-style-name="Index_20_Link">Précompression Barbara Jones<text:tab/>11</text:a></text:p>
        </text:index-body>
      </text:table-of-content>
      <text:h text:style-name="P30" text:outline-level="1"/>
      <text:p text:style-name="Text_20_body"/>
      <text:h text:style-name="P43" text:outline-level="1"><text:bookmark-start text:name="__RefHeading__2587_355330499"/>Bilan du travail fait et à faire<text:bookmark-end text:name="__RefHeading__2587_355330499"/></text:h>
      <text:p text:style-name="Standard"/>
      <text:p text:style-name="Text_20_body"><text:tab/>Plans <text:span text:style-name="T4">à terminer pour effectuer les métrés et quantifier les matériaux, lancer les devis puis les commandes </text:span>(maison, musique, sas et carport)</text:p>
      <text:p text:style-name="P8"/>
      <text:h text:style-name="Heading_20_2" text:outline-level="2"><text:bookmark-start text:name="__RefHeading__3396_161893631"/>Fondation, <text:span text:style-name="T46">VRD</text:span> <text:span text:style-name="T15">et terrassement</text:span><text:bookmark-end text:name="__RefHeading__3396_161893631"/></text:h>
      <text:list xml:id="list4072400229129354586" text:style-name="L4">
        <text:list-header>
          <text:p text:style-name="P31"/>
        </text:list-header>
      </text:list>
      <text:p text:style-name="Text_20_body">→<text:span text:style-name="T16"> Démarcher Erdf pour la mise en place du compteur de chantier électrique </text:span><text:span text:style-name="T57">(relancé lundi par </text:span><text:span text:style-name="T58">ORL</text:span><text:span text:style-name="T57">) →</text:span><text:span text:style-name="T59"> mail envoyé pour prise de RDV</text:span></text:p>
      <text:p text:style-name="Text_20_body">→<text:span text:style-name="T53"> Connaissance exact du fil d'eau dans la rue (pour déterminer les profondeurs d'évacuation) ; </text:span><text:span text:style-name="T61">Déjà fait mais pas de confirm</text:span><text:span text:style-name="T62">é par </text:span><text:span text:style-name="T61">veolia. </text:span><text:span text:style-name="T63">Est-ce que véolia pose le tabouret ? A relancer. </text:span><text:span text:style-name="T92">ORL</text:span></text:p>
      <text:p text:style-name="P22"><text:span text:style-name="T92">N</text:span><text:span text:style-name="T60">OTE : il faut déposer une demande de modification de permis (ou au moins prévenir la mairie) pour le changement d'implantation sur le terrain </text:span><text:span text:style-name="T93">(et les surfaces)</text:span><text:span text:style-name="T60">. →</text:span><text:span text:style-name="T103"> prise de contact avec Mme Geslin (Com com)</text:span></text:p>
      <text:p text:style-name="P22"><text:span text:style-name="T94"><text:tab/>→</text:span><text:span text:style-name="T95"> Demande de RDV sur le terrain pour préciser les besoins exacts.</text:span></text:p>
      <text:p text:style-name="Text_20_body"/>
      <text:p text:style-name="Text_20_body">Plan d'implantation :</text:p>
      <text:p text:style-name="Text_20_body">→<text:span text:style-name="T51"> Définir le lieu de stockage de la terre végétale (</text:span><text:span text:style-name="T24">échange AMAP ? </text:span><text:span text:style-name="T25">Stockage définitif ou temporaire ?</text:span><text:span text:style-name="T51">), de stockage matériaux</text:span></text:p>
      <text:p text:style-name="P13">Test sédimentation de la terre ORL</text:p>
      <text:p text:style-name="P13"><text:tab/>→<text:span text:style-name="T114"> Très sableux au départ, + d'argile à partir de 50cm, vers 80 – 90 cm, on arrive à 5cm d'argile pour 3 cm de sable (pas de limon a priori), après 80 – 90 cm, il commence à y avoir du caillou.</text:span></text:p>
      <text:p text:style-name="P14">Anticipation de buttes pour stockage définitif ?</text:p>
      <text:p text:style-name="P14"><text:tab/>→<text:span text:style-name="T114"> Non</text:span></text:p>
      <text:p text:style-name="P15"><text:soft-page-break/>Sto<text:span text:style-name="T112">c</text:span>kage terre végétale = abri lumière et conservation humidité</text:p>
      <text:p text:style-name="P16">tunnels de serre Damien &amp; Is<text:span text:style-name="T108">a</text:span>b<text:span text:style-name="T108">e</text:span>lle → ORL / <text:span text:style-name="T109">Chapiteaux Fab / Astrabale / Cirkum Cirko</text:span></text:p>
      <text:p text:style-name="P16"><text:tab/>→<text:span text:style-name="T115"> tunnels de serres : non</text:span></text:p>
      <text:p text:style-name="P16"><text:tab/>→<text:span text:style-name="T115"> Chapiteau Cirkum Cirko : demandé, en attente avant de passer aux autres → pas gagné, et globalement, chapiteau pas bonne idée, car trop compliqué à entretenir et maintenir pendant l'été.</text:span></text:p>
      <text:p text:style-name="P16"><text:tab/>→<text:span text:style-name="T113"> L'essentiel de la terre sera enlevé le jour même vers l'AMAP (Camions 6x4 ou semi-remorques si possible).</text:span></text:p>
      <text:p text:style-name="P16"><text:tab/>→<text:span text:style-name="T113"> Lieu stockage terre proposé au sud de la maison</text:span></text:p>
      <text:p text:style-name="P16"/>
      <text:p text:style-name="Text_20_body">→ Finaliser le plan de fondation avec les alignements et les bornes du géomètre →<text:span text:style-name="T110"> en cours</text:span></text:p>
      <text:p text:style-name="P12"><text:tab/>→<text:span text:style-name="T116"> Plans du géomètre reçus et intégrés au dxf</text:span></text:p>
      <text:p text:style-name="P12"><text:tab/>→<text:span text:style-name="T116"> côtes de triangulation ajoutées</text:span></text:p>
      <text:p text:style-name="P12"><text:tab/>→<text:span text:style-name="T116"> à faire valider, au moins sur le principe, par la mairie avant.</text:span></text:p>
      <text:p text:style-name="P12"><text:tab/><text:tab/>→<text:span text:style-name="T121"> la Com Com a validé sur le principe (uniquement)</text:span></text:p>
      <text:p text:style-name="P23">→ Positionner le chemin d'accès et la tranchée technique →<text:span text:style-name="T111"> </text:span><text:span text:style-name="T64">finir les niveaux ORL →</text:span><text:span text:style-name="T96"> niveaux faits, ajoutés dans le dxf</text:span></text:p>
      <text:p text:style-name="P23"><text:span text:style-name="T96"><text:tab/>→</text:span><text:span text:style-name="T97"> en attente de Dominique pour dessin du chemin, tranchée technique en attente des infos d'ERDF et Véolia</text:span></text:p>
      <text:p text:style-name="P23"><text:span text:style-name="T97"><text:tab/><text:tab/>→</text:span><text:span text:style-name="T104"> chemin dessiné dans le plan, OK</text:span></text:p>
      <text:p text:style-name="P23"><text:span text:style-name="T64"><text:tab/>→</text:span><text:span text:style-name="T96"> </text:span><text:span text:style-name="T65">dans tranchée technique (plan) → rouge pour élec, bleu pour eau, jaune pour gaz, et vert pour télécom</text:span></text:p>
      <text:p text:style-name="P23"><text:span text:style-name="T65"><text:tab/><text:tab/>→</text:span><text:span text:style-name="T105"> tranchée technique dans le fichier – à vérifier</text:span></text:p>
      <text:p text:style-name="P23"><text:span text:style-name="T105"><text:tab/><text:tab/>→</text:span><text:span text:style-name="T106"> la tranchée ne va pas jusqu'à la cuisine temporaire → ORL</text:span></text:p>
      <text:p text:style-name="P23"><text:span text:style-name="T106"><text:tab/><text:tab/>→</text:span><text:span text:style-name="T107"> Pertinence de la cuisine (arrivée d'eau) à l'autre bout du terrain, par rapport à dans le bâtiment en parpaing ? → ORL, CHRIS, </text:span><text:soft-page-break/><text:span text:style-name="T107">MATHIEU</text:span></text:p>
      <text:p text:style-name="Text_20_body">→ Positionner les places d<text:span text:style-name="T117">es</text:span> tableau<text:span text:style-name="T117">x</text:span> électrique<text:span text:style-name="T117">s</text:span></text:p>
      <text:p text:style-name="P12"><text:tab/>→<text:span text:style-name="T118"> Fait dans le dxf</text:span></text:p>
      <text:p text:style-name="Text_20_body">→<text:span text:style-name="T52"> Positionner l</text:span>es nourrisses d'eau froides et chaudes, et <text:span text:style-name="T52">le</text:span> système de récupération des eaux de pluie (définir la ou les toitures de récupération, et le niveau de valorisation de l'eau récupérée).</text:p>
      <text:p text:style-name="P17">Réfléchir fosse récupération eau de pluie enterrée ou non ? Fosse voiture ? → ORL</text:p>
      <text:p text:style-name="P17"><text:tab/>→<text:span text:style-name="T119"> citerne placée sommairement sur le dxf</text:span></text:p>
      <text:p text:style-name="P17"><text:tab/>→<text:span text:style-name="T119"> attente réflexions Jean-Yves dimensions fosse voiture</text:span></text:p>
      <text:p text:style-name="P17"><text:tab/><text:tab/>→<text:span text:style-name="T122"> 80cm large</text:span></text:p>
      <text:p text:style-name="P17"><text:tab/><text:tab/><text:tab/>→<text:span text:style-name="T123"> Fosse dans dxf</text:span></text:p>
      <text:p text:style-name="Text_20_body">→ <text:span text:style-name="T7">D</text:span>éfinir les plans d'évacuation<text:span text:style-name="T8">s des</text:span> EU <text:span text:style-name="T14">∅ 100 </text:span><text:span text:style-name="T13">sous la dalle</text:span></text:p>
      <text:p text:style-name="Text_20_body"><text:tab/><text:span text:style-name="T60">→</text:span><text:span text:style-name="T106"> Fait dans le dxf (à vérifier / corriger) CHRIS MATHIEU</text:span></text:p>
      <text:p text:style-name="P12"><text:tab/>→<text:span text:style-name="T124"> Définir emplacement éviter extérieur</text:span></text:p>
      <text:p text:style-name="Text_20_body">→<text:span text:style-name="T15"> Définir le réseau d'alimentation en chaude et froide</text:span></text:p>
      <text:p text:style-name="Text_20_body"><text:tab/><text:span text:style-name="T60">→</text:span><text:span text:style-name="T106"> Fait dans le dxf (à vérifier / corriger) CHRIS MATHIEU</text:span></text:p>
      <text:p text:style-name="Text_20_body">→ Positionner la<text:span text:style-name="T17">(</text:span>les<text:span text:style-name="T17">)</text:span> cuve<text:span text:style-name="T17">(</text:span>s<text:span text:style-name="T18">)</text:span> de récupération d'eau <text:span text:style-name="T17">et les circuits</text:span></text:p>
      <text:p text:style-name="P12"><text:tab/>→<text:span text:style-name="T120"> cf. au-dessus</text:span></text:p>
      <text:p text:style-name="Text_20_body">→<text:span text:style-name="T38"> tank plastique pour recup'</text:span></text:p>
      <text:p text:style-name="P12"><text:tab/>→<text:span text:style-name="T120"> Non</text:span></text:p>
      <text:p text:style-name="Text_20_body"/>
      <text:p text:style-name="Text_20_body">→<text:span text:style-name="T19"> Positionner le poêle pour définir le circuit d'alimentation directe de l'air (il existe un système d'alimentation d'air par le conduit de fumée. </text:span><text:span text:style-name="T21">Poêle à granulés ? →</text:span><text:span text:style-name="T26"> </text:span><text:span text:style-name="T28">ORL demande Sam →</text:span><text:span text:style-name="T30"> fait, en attente</text:span><text:span text:style-name="T19">)</text:span></text:p>
      <text:p text:style-name="P12"><text:tab/>→<text:span text:style-name="T125"> Poêle positionné dans la maison – manque les circuits d'eau.</text:span></text:p>
      <text:p text:style-name="P11">cale</text:p>
      <text:p text:style-name="Text_20_body"><text:soft-page-break/>→<text:span text:style-name="T31"> Lister et quantifier les matériaux → </text:span><text:span text:style-name="T66">Finaliser prix Granulat de verre expansé CHRIS</text:span></text:p>
      <text:h text:style-name="Heading_20_2" text:outline-level="2"><text:bookmark-start text:name="__RefHeading__3398_161893631"/>Bois et panneaux<text:bookmark-end text:name="__RefHeading__3398_161893631"/></text:h>
      <text:list xml:id="list5259195530570776692" text:style-name="L5">
        <text:list-header>
          <text:p text:style-name="P32"/>
        </text:list-header>
      </text:list>
      <text:p text:style-name="Text_20_body">→ <text:span text:style-name="T36">Effectuer les vues en plan et plans de détails des l</text:span>isses hautes et basses, en tenant compte des quinconces des madriers et OSB. <text:span text:style-name="T60">→</text:span><text:span text:style-name="T67"> reste les madriers en attente de la longueur </text:span><text:span text:style-name="T71">+ trouver bois de classe 4 </text:span><text:span text:style-name="T67">→ ORL<text:tab/>→</text:span><text:span text:style-name="T98"> Je fais avec 13m20 pour la lisse haute ?</text:span></text:p>
      <text:p text:style-name="P10">→ Définir la place des entretoises suivant le passage des sangles définitives, ainsi que les broches et aiguilles dans les lisses. <text:span text:style-name="T60">→</text:span><text:span text:style-name="T68"> entretoises lisse haute des coins à mettre aux bords + virer les intermédiaires de trop → ORL</text:span></text:p>
      <text:p text:style-name="Text_20_body">→ <text:span text:style-name="T34">Définir le positionnement des menuiseries dans les précadres, et l'environnement technique (jambages, joints, étanchéités, …) </text:span><text:span text:style-name="T69">→ réfléchir au « sol » des menuiseries → ORL</text:span></text:p>
      <text:p text:style-name="Text_20_body"><text:span text:style-name="T69"><text:tab/>→</text:span><text:span text:style-name="T99"> On poursuit le revêtement de la pièce dans laquelle donne la menuiserie (carrelage et/ou ardoises, sauf chambre nord Est : parquet)</text:span></text:p>
      <text:p text:style-name="P18"/>
      <text:p text:style-name="P24"><text:span text:style-name="T99">L</text:span><text:span text:style-name="T60">A</text:span></text:p>
      <text:p text:style-name="P25">→ Charpentes <text:span text:style-name="T3">(</text:span><text:span text:style-name="T23">fermettes</text:span><text:span text:style-name="T3"> ou poutres en I en AC ?) de la maison et <text:s/>de la salle de musique → </text:span><text:span text:style-name="T70">bois non traité ? CHRIS</text:span></text:p>
      <text:p text:style-name="P25"><text:span text:style-name="T70"><text:tab/>→</text:span><text:span text:style-name="T100"> en attente de réponse de CHRIS &amp; MATHIEU sur ce que raconte exactement le devis</text:span></text:p>
      <text:p text:style-name="P25">→<text:span text:style-name="T39"> Charpente et structure du carport → en cours </text:span><text:span text:style-name="T72">CHRIS &amp; MATHIEU</text:span></text:p>
      <text:p text:style-name="P26">→ Ossature bois façade sud, <text:span text:style-name="T5">SAS et caisson : plans de raccords MOB + PP et plans généraux des modules → </text:span><text:span text:style-name="T73">en cours CHRIS &amp; MATHIEU , </text:span><text:span text:style-name="T74">choix orientation bardage(s) sud PRISC &amp; ORL, </text:span></text:p>
      <text:p text:style-name="P26"><draw:line text:anchor-type="paragraph" draw:z-index="13" draw:style-name="gr1" draw:text-style-name="P47" svg:x1="6.288cm" svg:y1="3.68cm" svg:x2="6.316cm" svg:y2="5.798cm"><text:p/></draw:line><draw:frame text:anchor-type="paragraph" draw:z-index="16" draw:style-name="gr2" draw:text-style-name="P48" svg:width="6.072cm" svg:height="0.99cm" svg:x="6.316cm" svg:y="3.681cm"><draw:text-box><text:p>Bardage partie haute</text:p></draw:text-box></draw:frame><text:span text:style-name="T74"><text:tab/>→</text:span><text:span text:style-name="T101"> à confirmer, mais on partirait pour un bardage sud intégralement vertical, MAIS avec la zone supérieure qui serait en </text:span><text:soft-page-break/><text:span text:style-name="T101">surplomb de la zone inférieure, pour venir couvrir les coffres de volets roulants, qui seraient positionnés à l'extérieur de la façade sud. On attend un dessin joli pour confirmer et vous expliquer mieux cette affaire, mais en gros :</text:span></text:p>
      <text:p text:style-name="P19"/>
      <text:p text:style-name="P19"><draw:line text:anchor-type="paragraph" draw:z-index="14" draw:style-name="gr1" draw:text-style-name="P47" svg:x1="6.316cm" svg:y1="0.478cm" svg:x2="7.595cm" svg:y2="0.478cm"><text:p/></draw:line><draw:line text:anchor-type="paragraph" draw:z-index="15" draw:style-name="gr1" draw:text-style-name="P47" svg:x1="7.595cm" svg:y1="0.478cm" svg:x2="7.595cm" svg:y2="1.926cm"><text:p/></draw:line><draw:frame text:anchor-type="paragraph" draw:z-index="17" draw:style-name="gr3" draw:text-style-name="P48" svg:width="5.181cm" svg:height="1.087cm" svg:x="6.316cm" svg:y="-0.166cm"><draw:text-box><text:p>Coffre volet roulant</text:p></draw:text-box></draw:frame></text:p>
      <text:p text:style-name="P19"><draw:frame text:anchor-type="paragraph" draw:z-index="18" draw:style-name="gr4" draw:text-style-name="P48" svg:width="5.042cm" svg:height="1.338cm" svg:x="7.595cm" svg:y="-0.016cm"><draw:text-box><text:p>Bardage partie basse</text:p></draw:text-box></draw:frame></text:p>
      <text:p text:style-name="P27"><text:span text:style-name="T74">V</text:span><text:span text:style-name="T60">UE EN COUPE – SUD<text:tab/><text:tab/><text:tab/><text:tab/><text:tab/><text:tab/><text:tab/>NORD</text:span></text:p>
      <text:p text:style-name="P19"/>
      <text:p text:style-name="P26"><text:span text:style-name="T75">attention diffférence épaisseur madrier lisse basse vs <text:s/>madriers lisse haute → désépaissir madrier intérieur lisse haute de 15mm → ORL, </text:span><text:span text:style-name="T76">question sur la continuité de la lisse basse (zones paille porteuse ET zone MOB), ce qui peut être préassemblé et la rapidité de montage <text:s/>quand les murs en paille seront montés.</text:span></text:p>
      <text:p text:style-name="P20">→ Angles de précompression (assemblage démonté après la pose de la lisse haute)<text:span text:style-name="T55">→ </text:span><text:span text:style-name="T77">solivage zone stockage carport ? Terrasse ? Sommier de débord sud ?</text:span></text:p>
      <text:p text:style-name="Text_20_body">→ <text:span text:style-name="T40">Ossature des c</text:span>loisons de distribution <text:span text:style-name="T40">et faux plafonds </text:span><text:span text:style-name="T78">→ ORL fait plan de détail des faux plafonds</text:span></text:p>
      <text:p text:style-name="Text_20_body">→<text:span text:style-name="T54"> Calepinage des lisses avec assemblages en quinconce </text:span><text:span text:style-name="T79">→ cf. au-dessus</text:span></text:p>
      <text:p text:style-name="Text_20_body">→<text:span text:style-name="T55"> Prévoir le bois supplémentaire pour le maintien de l'aplomb du précadre et des angles de compression (à anticiper pour récupération : terrasse, carport, caisson du SAS, …) → </text:span><text:span text:style-name="T77">solivage zone stockage carport ? Terrasse ? Sommier de débord sud ?</text:span></text:p>
      <text:p text:style-name="P4">→<text:span text:style-name="T35"> Quincaillerie </text:span><text:span text:style-name="T80">→ préparer commande, </text:span><text:span text:style-name="T81">ORL et CHRIS sur une matinée, puis ORL finalise, puis CHRIS valide</text:span></text:p>
      <text:p text:style-name="P4"><text:span text:style-name="T81"><text:tab/>→</text:span><text:span text:style-name="T102"> voir dans mail quand on se cale ça</text:span></text:p>
      <text:p text:style-name="Standard"/>
      <text:h text:style-name="Heading_20_2" text:outline-level="2"><text:bookmark-start text:name="__RefHeading__3400_161893631"/><text:soft-page-break/>Paille, <text:span text:style-name="T37">sangles, broches et aiguilles</text:span><text:bookmark-end text:name="__RefHeading__3400_161893631"/></text:h>
      <text:list xml:id="list3000708556169465017" text:style-name="L6">
        <text:list-header>
          <text:p text:style-name="P36"/>
        </text:list-header>
      </text:list>
      <text:p text:style-name="P21">→ <text:span text:style-name="T43">Localiser le fournisseur le plus proche du chantier, et respectant le cahier des charges de la technique constructive choisie (paille porteuse). </text:span><text:span text:style-name="T20">Isopaille ou Massey ? </text:span><text:span text:style-name="T27">→</text:span><text:span text:style-name="T29"> CHRIS</text:span></text:p>
      <text:p text:style-name="Text_20_body">→<text:span text:style-name="T41"> Organiser le système de précompression (barre métallique + sangles de fret + bouchons en liège + sangles définitives) </text:span><text:span text:style-name="T82">→ sangles de fret OK ORL </text:span><text:span text:style-name="T83">+ barres métalliques pleines de 2cm de diamètre </text:span><text:span text:style-name="T84">+ se renseigner sur niveau laser ou éq. sur la fac</text:span><text:span text:style-name="T83"> </text:span></text:p>
      <text:p text:style-name="Text_20_body">→<text:span text:style-name="T32"> </text:span>Réaliser les vues en plan <text:span text:style-name="T33">et façades,</text:span> des rangs pairs et impairs, <text:span text:style-name="T33">avec</text:span> la disposition des bottes dont la mise en œuvre doit respecter la pose en quinconce, <text:span text:style-name="T33">et le positionnement des précadres et des menuiseries. </text:span><text:span text:style-name="T85">→ en cours ORL</text:span></text:p>
      <text:p text:style-name="Text_20_body">→<text:span text:style-name="T42"> Placer les zones de contrôle des hauteurs de murs sur un plan, et planéité de la lisse haute. </text:span><text:span text:style-name="T86">→ à positionner sur les angles, au milieu, sur les trumeaux, deux points au moins sur la longueur de 18m →</text:span><text:span text:style-name="T102"> </text:span><text:span text:style-name="T86">ORL</text:span></text:p>
      <text:p text:style-name="Text_20_body">Mesurer les hauteurs des points de contrôle repérés sur plans à différentes étapes de la construction et les noter sur un tableur.</text:p>
      <text:p text:style-name="P1">→<text:span text:style-name="T32"> Quantifier et prévoir l'approvisionnement en bambous pour les broches et aiguilles et agraphes. </text:span><text:span text:style-name="T87">→ ORL fait le décompte – agraphe à chaque angle, et à chaque rang, à partir du deuxième rang. - </text:span><text:span text:style-name="T88">recherche bambou, noisetier ou châtaignier </text:span><text:span text:style-name="T89">diamètre 3cm, longueur 1m20</text:span></text:p>
      <text:p text:style-name="P1"/>
      <text:h text:style-name="Heading_20_2" text:outline-level="2"><text:bookmark-start text:name="__RefHeading__3402_161893631"/>Plans de synthèse<text:bookmark-end text:name="__RefHeading__3402_161893631"/></text:h>
      <text:p text:style-name="P1"/>
      <text:list xml:id="list2402846018065135606" text:style-name="WWNum1">
        <text:list-item>
          <text:p text:style-name="P37">Réaliser un « plan de synthèse bas de mur » qui positionne les lisses basses, les entretoises entre les lisses proches des sangles, les pré-cadres des ouvertures, le passage des sangles ainsi que le premier rang de bottes de paille <text:s/>suivant le calepinage des plans de façades <text:s/>pour juger que tout se croise parfaitement.<text:span text:style-name="T60"> →</text:span><text:span text:style-name="T90"> ORL</text:span></text:p>
        </text:list-item>
        <text:list-item>
          <text:p text:style-name="P37"><text:soft-page-break/>Réaliser un « plan de synthèse haut de mur » avec les lisses hautes ( appelées aussi ceinture haute ou ceinture d'étage), les entretoises entre lisses, les passages des pré-cadres des ouvertures et des sangles, le positionnement des aiguilles supérieures ( en noisetier, châtaignier, bambou, autres, d'une longueur de 1,20 à 1,30 ml) <text:span text:style-name="T60">→ </text:span><text:span text:style-name="T90">ORL</text:span></text:p>
        </text:list-item>
      </text:list>
      <text:h text:style-name="P46" text:outline-level="2"><text:bookmark-start text:name="__RefHeading__3412_161893631"/>Planning<text:bookmark-end text:name="__RefHeading__3412_161893631"/></text:h>
      <text:p text:style-name="P9">Lister les mises en œuvre, </text:p>
      <text:h text:style-name="Heading_20_1" text:outline-level="1"><text:bookmark-start text:name="__RefHeading__2589_355330499"/><text:span text:style-name="T44">Définir la liste des besoins </text:span>pour demande de devis et commande<text:span text:style-name="T44">s</text:span><text:bookmark-end text:name="__RefHeading__2589_355330499"/></text:h>
      <text:p text:style-name="Standard"/>
      <text:list xml:id="list858028669514787549" text:style-name="L7">
        <text:list-item>
          <text:p text:style-name="P33">Métrés <text:span text:style-name="T6">par rapport aux plans</text:span></text:p>
        </text:list-item>
      </text:list>
      <text:p text:style-name="Standard"/>
      <text:list xml:id="list204332388808460" text:continue-numbering="true" text:style-name="L7">
        <text:list-item>
          <text:p text:style-name="P33">Devis et Commande</text:p>
        </text:list-item>
      </text:list>
      <text:p text:style-name="P5">→<text:span text:style-name="T6"> </text:span>Débit de bois <text:span text:style-name="T12">et panneaux</text:span></text:p>
      <text:p text:style-name="P6">→<text:span text:style-name="T6"> </text:span>Quincaillerie</text:p>
      <text:p text:style-name="P6">→<text:span text:style-name="T6"> </text:span>Matériaux pour fondation, <text:span text:style-name="T45">VRD et terrassement</text:span></text:p>
      <text:p text:style-name="P6">→ <text:span text:style-name="T45">Lot paille</text:span></text:p>
      <text:p text:style-name="P5"/>
      <text:list xml:id="list3549453271621931199" text:style-name="L8">
        <text:list-item>
          <text:p text:style-name="P34">Point sur l<text:span text:style-name="T46">'outillage</text:span> disponible, à acheter, à louer, à <text:span text:style-name="T47">emprunter</text:span></text:p>
        </text:list-item>
      </text:list>
      <text:p text:style-name="Standard"/>
      <text:p text:style-name="Standard">Suite jusqu'à prochaine échéance</text:p>
      <text:p text:style-name="Standard">- Plans <text:span text:style-name="T47">distribution de réseaux : </text:span>plomberie et électricité</text:p>
      <text:p text:style-name="Standard">- Toiture végétalisée : EPDM et matériaux de drainage... Choix <text:span text:style-name="T48">des matériaux et des fournisseurs</text:span> à définir <text:span text:style-name="T60">→</text:span><text:span text:style-name="T91"> demande à Pierre-O pour fournisseur grossiste EPDM présoudé ORL</text:span></text:p>
      <text:p text:style-name="Standard">- Prévoir la réception des matériaux (espace de stockage, palettes, <text:span text:style-name="T49">protections divers</text:span>)</text:p>
      <text:p text:style-name="P2"/>
      <text:h text:style-name="Heading_20_1" text:outline-level="1"><text:bookmark-start text:name="__RefHeading__2591_355330499"/>06 mai 2015 : Signature de l'acte de vente<text:bookmark-end text:name="__RefHeading__2591_355330499"/></text:h>
      <text:p text:style-name="P3"/>
      <text:p text:style-name="P7">Illustrations</text:p>
      <text:p text:style-name="Text_20_body"/>
      <text:h text:style-name="P44" text:outline-level="1"><text:bookmark-start text:name="__RefHeading__2593_355330499"/>Lisse Basse Barabara Jones<text:bookmark-end text:name="__RefHeading__2593_355330499"/></text:h>
      <text:h text:style-name="P38" text:outline-level="1"/>
      <text:h text:style-name="P42" text:outline-level="1"><text:bookmark-start text:name="__RefHeading__2595_355330499"/><text:span text:style-name="T11">Lisse haute : </text:span>Passage des précadres<text:bookmark-end text:name="__RefHeading__2595_355330499"/></text:h>
      <text:p text:style-name="Text_20_body"><draw:frame draw:style-name="fr1" draw:name="Image4" text:anchor-type="paragraph" svg:x="-0.762cm" svg:y="0.353cm" svg:width="10.583cm" svg:height="7.938cm" draw:z-index="10"><draw:image xlink:href="Pictures/100000000000032000000258C38B1D4B.jpg" xlink:type="simple" xlink:show="embed" xlink:actuate="onLoad"/></draw:frame><draw:frame draw:style-name="fr1" draw:name="Image13" text:anchor-type="paragraph" svg:x="10.225cm" svg:y="0.353cm" svg:width="8.606cm" svg:height="11.474cm" draw:z-index="11"><draw:image xlink:href="Pictures/100000000000025800000320785EFDDB.jpg" xlink:type="simple" xlink:show="embed" xlink:actuate="onLoad"/></draw:frame></text:p>
      <text:h text:style-name="P45" text:outline-level="1"><text:bookmark-start text:name="__RefHeading__2597_355330499"/>Lisse haute : <text:span text:style-name="T11">gestion de l'</text:span>angle <text:span text:style-name="T9">et</text:span> angles de précompression<text:bookmark-end text:name="__RefHeading__2597_355330499"/></text:h>
      <text:p text:style-name="Text_20_body"><draw:frame draw:style-name="fr1" draw:name="Image1" text:anchor-type="paragraph" svg:x="-1.011cm" svg:y="0.462cm" svg:width="10.467cm" svg:height="7.851cm" draw:z-index="0"><draw:image xlink:href="Pictures/1000000000000320000002587B62BD8C.jpg" xlink:type="simple" xlink:show="embed" xlink:actuate="onLoad"/></draw:frame><draw:frame draw:style-name="fr1" draw:name="Image2" text:anchor-type="paragraph" svg:x="10.079cm" svg:y="0.462cm" svg:width="7.676cm" svg:height="10.236cm" draw:z-index="1"><draw:image xlink:href="Pictures/10000000000002580000032043CE5E12.png" xlink:type="simple" xlink:show="embed" xlink:actuate="onLoad"/></draw:frame></text:p>
      <text:p text:style-name="Text_20_body"><draw:frame draw:style-name="fr1" draw:name="Image10" text:anchor-type="paragraph" svg:x="-1.108cm" svg:y="8.082cm" svg:width="10.836cm" svg:height="8.126cm" draw:z-index="9"><draw:image xlink:href="Pictures/10000000000003200000025825DD47C3.jpg" xlink:type="simple" xlink:show="embed" xlink:actuate="onLoad"/></draw:frame><draw:frame draw:style-name="fr1" draw:name="Image14" text:anchor-type="paragraph" svg:x="7.417cm" svg:y="13.612cm" svg:width="10.522cm" svg:height="7.892cm" draw:z-index="12"><draw:image xlink:href="Pictures/10000000000003200000025814FB926B.jpg" xlink:type="simple" xlink:show="embed" xlink:actuate="onLoad"/></draw:frame></text:p>
      <text:h text:style-name="P42" text:outline-level="1"><text:bookmark-start text:name="__RefHeading__2599_355330499"/><text:span text:style-name="T50">Butées d'aiguilles </text:span>avant précompression<text:bookmark-end text:name="__RefHeading__2599_355330499"/></text:h>
      <text:p text:style-name="Text_20_body"><draw:frame draw:style-name="fr1" draw:name="Image3" text:anchor-type="paragraph" svg:x="-0.021cm" svg:y="0.402cm" svg:width="8.447cm" svg:height="6.336cm" draw:z-index="2"><draw:image xlink:href="Pictures/100000000000032000000258D1619760.jpg" xlink:type="simple" xlink:show="embed" xlink:actuate="onLoad"/></draw:frame><draw:frame draw:style-name="fr1" draw:name="Image5" text:anchor-type="paragraph" svg:x="9.262cm" svg:y="0.529cm" svg:width="8.237cm" svg:height="10.982cm" draw:z-index="3"><draw:image xlink:href="Pictures/100000000000025800000320E9873699.jpg" xlink:type="simple" xlink:show="embed" xlink:actuate="onLoad"/></draw:frame></text:p>
      <text:p text:style-name="Text_20_body"><draw:frame draw:style-name="fr1" draw:name="Image6" text:anchor-type="paragraph" svg:x="-0.09cm" svg:y="6.152cm" svg:width="8.58cm" svg:height="6.435cm" draw:z-index="4"><draw:image xlink:href="Pictures/100000000000032000000258088E3BDA.jpg" xlink:type="simple" xlink:show="embed" xlink:actuate="onLoad"/></draw:frame><draw:frame draw:style-name="fr1" draw:name="Image7" text:anchor-type="paragraph" svg:x="9.407cm" svg:y="11.254cm" svg:width="8.985cm" svg:height="6.74cm" draw:z-index="5"><draw:image xlink:href="Pictures/100000000000032000000258B8D6F777.jpg" xlink:type="simple" xlink:show="embed" xlink:actuate="onLoad"/></draw:frame></text:p>
      <text:h text:style-name="P42" text:outline-level="1"><draw:frame draw:style-name="fr1" draw:name="Image9" text:anchor-type="paragraph" svg:x="0.164cm" svg:y="9.571cm" svg:width="8.941cm" svg:height="11.92cm" draw:z-index="7"><draw:image xlink:href="Pictures/1000000000000258000003209F8B8FD5.png" xlink:type="simple" xlink:show="embed" xlink:actuate="onLoad"/></draw:frame><draw:frame draw:style-name="fr1" draw:name="Image11" text:anchor-type="paragraph" svg:x="-0.263cm" svg:y="1.642cm" svg:width="9.424cm" svg:height="7.068cm" draw:z-index="8"><draw:image xlink:href="Pictures/10000000000003200000025820D76DA7.jpg" xlink:type="simple" xlink:show="embed" xlink:actuate="onLoad"/></draw:frame><draw:frame draw:style-name="fr1" draw:name="Image8" text:anchor-type="paragraph" svg:x="10.236cm" svg:y="1.707cm" svg:width="7.532cm" svg:height="10.042cm" draw:z-index="6"><draw:image xlink:href="Pictures/1000000000000258000003208EE368E7.jpg" xlink:type="simple" xlink:show="embed" xlink:actuate="onLoad"/></draw:frame><text:bookmark-start text:name="__RefHeading__2601_355330499"/>Précompression <text:span text:style-name="T10">Barbara Jones</text:span><text:bookmark-end text:name="__RefHeading__2601_3553304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Californian FB" fo:font-family="'Californian FB'" fo:font-size="2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fornian FB" fo:font-family="'Californian FB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42cm" fo:margin-bottom="1cm" loext:contextual-spacing="false" fo:text-align="center" style:justify-single-word="false" style:page-number="auto" fo:padding="0.4cm" fo:border="0.06pt solid #000000" style:shadow="#808080 0.18cm 0.18cm"/>
      <style:text-properties fo:font-size="3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graphic-properties draw:fill="solid" draw:fill-color="#eeeeee"/>
      <style:paragraph-properties fo:margin-top="0.423cm" fo:margin-bottom="0.212cm" loext:contextual-spacing="false" fo:text-align="center" style:justify-single-word="false" fo:background-color="#eeeeee" fo:padding="0.25cm" fo:border="0.06pt solid #000000" style:shadow="none">
        <style:tab-stops/>
        <style:background-image/>
      </style:paragraph-properties>
      <style:text-properties fo:font-size="14pt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size="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Godard</meta:initial-creator>
    <meta:creation-date>2015-04-07T16:56:14.659526846</meta:creation-date>
    <meta:editing-cycles>238</meta:editing-cycles>
    <meta:editing-duration>P1DT5H12M47S</meta:editing-duration>
    <dc:date>2015-05-02T20:43:30.161631658</dc:date>
    <meta:generator>LibreOffice/4.4.2.2$Linux_X86_64 LibreOffice_project/40m0$Build-2</meta:generator>
    <meta:document-statistic meta:table-count="0" meta:image-count="13" meta:object-count="0" meta:page-count="14" meta:paragraph-count="123" meta:word-count="1764" meta:character-count="10111" meta:non-whitespace-character-count="8411"/>
  </office:meta>
</office:document-meta>
</file>